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94c" officeooo:paragraph-rsid="001db94c"/>
    </style:style>
    <style:style style:name="P2" style:family="paragraph" style:parent-style-name="Text_20_body">
      <style:text-properties officeooo:rsid="001db94c" officeooo:paragraph-rsid="001db94c"/>
    </style:style>
    <style:style style:name="T1" style:family="text">
      <style:text-properties officeooo:rsid="001db94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tiquetação das peças para identificar o produtos</text:p>
      <text:p text:style-name="P1">- código barra, preço, nome da empresa (Val Mendes)</text:p>
      <text:p text:style-name="P1">- alta velocidade de impressão</text:p>
      <text:p text:style-name="P1">- integração com dispoitivo de leitura de codigo de barras</text:p>
      <text:p text:style-name="P1"/>
      <text:p text:style-name="P1">2. CADASTRO:</text:p>
      <text:p text:style-name="P1">- simples, poucos campos:</text:p>
      <text:p text:style-name="P1">A) PRODUTO: código, descrição, quantidade de compra e estoque, valor (a vista e prazo), desconto, preço minimo de venda, preço ideal, taxa de lucro</text:p>
      <text:p text:style-name="P1">B) CLIENTES: nome, CPF, contato, limite crediário</text:p>
      <text:p text:style-name="Text_20_body">C) VENDA: produtos, valor produto, valor total, quantidade, data, número pedido, tipo de pagamento (vista, praz<text:span text:style-name="T1">o), vendedor, </text:span></text:p>
      <text:p text:style-name="P2"><text:span text:style-name="T3">D) </text:span>PRE-VENDA: cliente leva itens, experimenta, efetiva a compra, e Rob busca produtos, <text:line-break/>essa expectaticva de venda é colacada no espetinho</text:p>
      <text:p text:style-name="P1"/>
      <text:p text:style-name="P1">3. FINACEIRO: Cobrança via Crediário</text:p>
      <text:p text:style-name="P1">- controlar devedores atrasados</text:p>
      <text:p text:style-name="P1">- disparar lembretes via e-mail, talvez via whatsapp</text:p>
      <text:p text:style-name="P1">- relatório</text:p>
      <text:p text:style-name="P1">- disparar mensagem automátic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3T10:16:27.387000000</meta:creation-date>
    <dc:date>2025-07-13T11:13:07.816000000</dc:date>
    <meta:editing-duration>PT56M41S</meta:editing-duration>
    <meta:editing-cycles>1</meta:editing-cycles>
    <meta:document-statistic meta:table-count="0" meta:image-count="0" meta:object-count="0" meta:page-count="1" meta:paragraph-count="15" meta:word-count="130" meta:character-count="847" meta:non-whitespace-character-count="730"/>
    <meta:generator>LibreOffice/7.5.0.3$Windows_X86_64 LibreOffice_project/c21113d003cd3efa8c53188764377a8272d9d6de</meta:generator>
  </office:meta>
</office:document-meta>
</file>